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sans-serif"/>
    <style:font-face style:name="Mangal1" svg:font-family="Mangal"/>
    <style:font-face style:name="Nimbus" svg:font-family="Nimbus, Monaco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265cm" fo:margin-bottom="0.265cm" style:line-height-at-least="0.397cm" fo:widows="1" fo:text-indent="0cm" style:auto-text-indent="false" fo:padding="0.265cm" fo:border="0.002cm solid #efee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>git checkout master</text:p>
      <text:p text:style-name="Standard">git fetch origin master </text:p>
      <text:p text:style-name="Standard"><text:tab/>in master einloggen und checken ob er up to date ist und ggf local aktualisieren</text:p>
      <text:p text:style-name="Standard"/>
      <text:p text:style-name="Standard"/>
      <text:p text:style-name="Preformatted_20_Text">git add &lt;file&gt;</text:p>
      <text:p text:style-name="Text_20_body"><text:tab/>Stage all changes in &lt;file&gt; for the next commit.</text:p>
      <text:p text:style-name="Preformatted_20_Text">git add &lt;directory&gt;</text:p>
      <text:p text:style-name="Text_20_body"><text:tab/>Stage all changes in &lt;directory&gt; for the next commit.</text:p>
      <text:p text:style-name="Preformatted_20_Text"/>
      <text:p text:style-name="Preformatted_20_Text"/>
      <text:p text:style-name="Preformatted_20_Text"/>
      <text:p text:style-name="Preformatted_20_Text"/>
      <text:p text:style-name="Standard">git push origin master</text:p>
      <text:p text:style-name="Standard"><text:tab/>he git push command sends all of the commits on your local master to the central repository.</text:p>
      <text:p text:style-name="Standard"/>
      <text:p text:style-name="Standard"/>
      <text:p text:style-name="Standard"/>
      <text:p text:style-name="Standard">Fürs pullen:</text:p>
      <text:p text:style-name="Standard"><text:tab/>git pull <text:a xlink:type="simple" xlink:href="https://github.com/tkandelhard/MS_Projekt_B" text:style-name="Internet_20_link" text:visited-style-name="Visited_20_Internet_20_Link">https://github.com/tkandelhard/MS_Projekt_B</text:a></text:p>
      <text:p text:style-name="Standard"/>
      <text:p text:style-name="Standard"/>
      <text:p text:style-name="Standard">git fetch <text:a xlink:type="simple" xlink:href="https://github.com/tkandelhard/MS_Projekt_B" text:style-name="Internet_20_link" text:visited-style-name="Visited_20_Internet_20_Link">https://github.com/tkandelhard/MS_Projekt_B</text:a> mas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sans-serif"/>
    <style:font-face style:name="Mangal1" svg:font-family="Mangal"/>
    <style:font-face style:name="Nimbus" svg:font-family="Nimbus, Monaco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03T15:33:56.23</meta:creation-date>
    <dc:date>2015-04-11T00:14:56.36</dc:date>
    <meta:editing-duration>PT12H33M50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2" meta:word-count="76" meta:character-count="501"/>
  </office:meta>
</office:document-meta>
</file>